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ca68" officeooo:paragraph-rsid="000cca68"/>
    </style:style>
    <style:style style:name="P2" style:family="paragraph" style:parent-style-name="Standard">
      <style:text-properties officeooo:rsid="000cca68" officeooo:paragraph-rsid="000e8ecf"/>
    </style:style>
    <style:style style:name="P3" style:family="paragraph" style:parent-style-name="Standard">
      <style:text-properties officeooo:rsid="000e8ecf" officeooo:paragraph-rsid="000e8ecf"/>
    </style:style>
    <style:style style:name="P4" style:family="paragraph" style:parent-style-name="Standard">
      <style:text-properties officeooo:rsid="0010de17" officeooo:paragraph-rsid="0010de17"/>
    </style:style>
    <style:style style:name="P5" style:family="paragraph" style:parent-style-name="Standard">
      <style:text-properties officeooo:rsid="0011fc1a" officeooo:paragraph-rsid="0011fc1a"/>
    </style:style>
    <style:style style:name="T1" style:family="text">
      <style:text-properties officeooo:rsid="000e8ecf"/>
    </style:style>
    <style:style style:name="T2" style:family="text">
      <style:text-properties fo:language="el" fo:country="GR" officeooo:rsid="000e8ecf"/>
    </style:style>
    <style:style style:name="T3" style:family="text">
      <style:text-properties officeooo:rsid="000f939d"/>
    </style:style>
    <style:style style:name="T4" style:family="text">
      <style:text-properties officeooo:rsid="0010de17"/>
    </style:style>
    <style:style style:name="T5" style:family="text">
      <style:text-properties officeooo:rsid="0011fc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Εισαγωγή</text:p>
      <text:p text:style-name="P1"/>
      <text:p text:style-name="P1">Στη δεύτερη εργαστηριακή άσκηση καλεστήκαμε να χρησιμοποιήσουμε συνδιαστικά Streaming SIMD Extensions (SSE), MPI και Pthreads με σκοπό την παραλληλοποίηση του υπολογισμού του ω statistic, το οποίο εφαρμόζεται για ανίχνευση θετικής επιλογής σε ακολουθίες DNA. Ως κώδικας αναφοράς, χρησιμοποιήθηκε που δόθηκε απο τον διδάσκοντα του μαθήματος (φάκελος με όνομα Serial) και προχωρήσαμε στις παρακάτω υλοποίησεις</text:p>
      <text:p text:style-name="P1"/>
      <text:p text:style-name="P1">1. Παραλληλοποίηση με SSE Εντολές</text:p>
      <text:p text:style-name="P1">2. Παραλληλοποίηση με SSE Εντολές και Pthreads</text:p>
      <text:p text:style-name="P1">3. Παραλληλοποίηση με SSE Εντολές και Pthreads και MPI</text:p>
      <text:p text:style-name="P1">4 (Bonus) Παραλληλοποίηση με SSE Εντολές για διαφορετικά Memory Layout</text:p>
      <text:p text:style-name="P1"/>
      <text:p text:style-name="P1">1 Υλοποίηση</text:p>
      <text:p text:style-name="P1"/>
      <text:p text:style-name="P1">Για τον σειριακό υπολογισμό του ω statistic, χρησιμοποιήσαμε αυτούσιο τον reference code <text:span text:style-name="T1">χωρίς να πραγματοποίησουμε αλλαγές και για αυτό δεν γίνεται κάποια παραπάνω αναφορά. Παρακάτω γίνεται ανάλυση όλων των μεθόδων παραλληλοποίησης που </text:span><text:span text:style-name="T2">μελετήθηκαν</text:span><text:span text:style-name="T1"> στα πλαίσια αυτού του πρότζεκτ</text:span></text:p>
      <text:p text:style-name="P1"/>
      <text:p text:style-name="P1">1.1 SSE Εντολές</text:p>
      <text:p text:style-name="P2">Η μέθοδος παραλληλοποίησης με τη χρήση SSE Εντολών υλοποιήθηκε με τη χρήση pointers <text:span text:style-name="T1">όπως είδαμε και στις διαλέξεις. Αξίζει να σχολιάσουμε ότι επιλέξαμε την συγκεκριμένη μέθοδο σε σύγκριση με την υλοποίηση με χρήση load καθώς όπως διδαχτήκαμε είναι πιο γρήγορη. Μετά από δοκιμή στα δικά μας δεδομένα-υπολογισμούς επιβεβαιώσαμε το συγκεκριμένο γεγονός αφού η χρήση των pointer οδήγησε σε λίγο πιο γρήγορο χρόνο εκτέλεσης που είναι και βασικό ζητούμενο της παραλληλοποίησης</text:span>. </text:p>
      <text:p text:style-name="P2"/>
      <text:p text:style-name="P2">΄Ολες οι μεταβλητές οι οποίες ξεκινούν με underscore συσχετίζονται με το λειτουργικό κομμάτι της SSE υλοποίησης.</text:p>
      <text:p text:style-name="P1">Δημιουργήθηκαν οι παρακάτω μεταβλητές πλάτους 128 bits.</text:p>
      <text:p text:style-name="P1"/>
      <text:p text:style-name="P3">+CODE</text:p>
      <text:p text:style-name="P3"/>
      <text:p text:style-name="P3"/>
      <text:p text:style-name="P1">Για την υλοποίηση των υπολογισμών έγιναν οι παρακάτω αλλαγές:</text:p>
      <text:p text:style-name="P1">-Αλλαγή της malloc, <text:span text:style-name="T3">free</text:span> με την _mm_malloc, _<text:span text:style-name="T3">mm_free (εντολές που χρησιμοποιούνται για ευθυγράμμιση των δεδομένων)</text:span>.</text:p>
      <text:p text:style-name="P1">-Τροποποίηση εντολών. (Σε σχόλια παρατίθενται οι εντολές στην αρχική μορφή τους και έπειτα η τροποποίηση τους)</text:p>
      <text:p text:style-name="P1"/>
      <text:p text:style-name="P3">+ CODE</text:p>
      <text:p text:style-name="P3"/>
      <text:p text:style-name="P3">Στην υλοποίηση πραγματοποιούμε loop unrolling <text:span text:style-name="T3">και jamming</text:span> στ<text:span text:style-name="T3">ις εντολές του</text:span> for-loop, με κάθε i να αναλογεί σε 4 στοιχεία. ΄Οσον αφορα την εύρεση του max, min, <text:span text:style-name="T3">avg</text:span> έχοντας ορίσει τις κατάλληλες m128 μεταβλητές πραγματοποιύμε <text:span text:style-name="T4">επιμέρους σε συγκρίσεις ανά τετράδες με SSE εντολές και στο τέλος αποθηκεύουμε σε μια global μεταβλητή την σωστή τιμή ανάλογα με την περίπτωση.</text:span></text:p>
      <text:p text:style-name="P3"/>
      <text:p text:style-name="P4">+CODE OXI AYTO POY EXEIS BALEI EINAI STA THREADS AYTO</text:p>
      <text:p text:style-name="P4"/>
      <text:p text:style-name="P4"><text:soft-page-break/>Στο τέλος, προσθέσαμε ένα κομμάτι κώδικα το οποίο για τα συγκεκριμένα δεδομένα που δοκιμάζουμε δεν πρόκειται να χρησιμοποιηθεί αλλά εισάγεται για λόγους πληρότητας, <text:span text:style-name="T5">σε περίπτωση που υπάρξει ανάγκη για δοκιμή σε άλλα δεδομένα</text:span></text:p>
      <text:p text:style-name="P4"/>
      <text:p text:style-name="P4"/>
      <text:p text:style-name="P4">for (int j = (N - N % 4); j &lt; N; j++) {</text:p>
      <text:p text:style-name="P4"><text:s text:c="12"/>float num_0 = LVec[j] + RVec[j];</text:p>
      <text:p text:style-name="P4"><text:s text:c="12"/>float num_1 = mVec[j] * (mVec[j] - 1.0f) / 2.0f;</text:p>
      <text:p text:style-name="P4"><text:s text:c="12"/>float num_2 = nVec[j] * (nVec[j] - 1.0f) / 2.0f;</text:p>
      <text:p text:style-name="P4"><text:s text:c="12"/>float num = num_0 / (num_1 + num_2);</text:p>
      <text:p text:style-name="P4"><text:s text:c="12"/>float den_0 = CVec[j] - LVec[j] - RVec[j];</text:p>
      <text:p text:style-name="P4"><text:s text:c="12"/>float den_1 = mVec[j] * nVec[j];</text:p>
      <text:p text:style-name="P4"><text:s text:c="12"/>float den = den_0 / den_1;</text:p>
      <text:p text:style-name="P4"/>
      <text:p text:style-name="P4"><text:s text:c="12"/>FVec[j] = num / (den + 0.01f);</text:p>
      <text:p text:style-name="P4"><text:s text:c="12"/>maxF = FVec[j] &gt; maxF ? FVec[j] : maxF;</text:p>
      <text:p text:style-name="P4"><text:s text:c="12"/>minF = FVec[j]&lt;minF?FVec[j]:minF;</text:p>
      <text:p text:style-name="P4"><text:s text:c="12"/>avgF += FVec[j];</text:p>
      <text:p text:style-name="P4"><text:s text:c="8"/>}</text:p>
      <text:p text:style-name="P4"/>
      <text:p text:style-name="P5">Το παραπάνω κομμάτι κώδικα θα χρησιμοποιηθεί όταν υπάρχουν σαν υπόλοιπο λιγότερα απο 4 στοιχεία όπου δεν μπορεί να εφαρμοστεί το SSE και γίνεται ένας απλός σειριακός υπολογισμός. Σε όλες τις παράλληλες υλοποιήσεις έχει εισαχθεί αντίστοιχο κομμάτι κώδικα που απευθύνεται σε όλα τα στοιχεία που υλοποιούνται σειριακά και δεν μπορούν να παραλληλοποιηθούν με βάση τους διαχωρισμούς που πραγματοποιούμ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23:21:08.312712851</meta:creation-date>
    <dc:date>2019-06-02T00:13:21.478499338</dc:date>
    <meta:editing-duration>PT17M3S</meta:editing-duration>
    <meta:editing-cycles>3</meta:editing-cycles>
    <meta:generator>LibreOffice/6.0.7.3$Linux_X86_64 LibreOffice_project/00m0$Build-3</meta:generator>
    <meta:document-statistic meta:table-count="0" meta:image-count="0" meta:object-count="0" meta:page-count="2" meta:paragraph-count="34" meta:word-count="513" meta:character-count="3462" meta:non-whitespace-character-count="2842"/>
  </office:meta>
</office:document-meta>
</file>